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Phylogenetic Transfer Learning</text:p>



: Find a bunch of ASR datasets, do crossvalidation on tip states, test predictive efficacy on inputing ‘hidden’ species.
: Imputing traits among extant species using ancestral state resconstruction (ASR) can be useful for a wide variety of purposes in ecology

<text:h text:style-name="Heading_20_1" text:outline-level="1"><text:bookmark-start text:name="what-is-phylogenetic-transfer-learning"/>What is Phylogenetic Transfer Learning<text:bookmark-end text:name="what-is-phylogenetic-transfer-learning"/></text:h>
<text:h text:style-name="Heading_20_2" text:outline-level="2"><text:bookmark-start text:name="ancestral-state-reconstruction"/>Ancestral State Reconstruction<text:bookmark-end text:name="ancestral-state-reconstruction"/></text:h>
<text:p text:style-name="First_20_paragraph"><text:span text:style-name="T1">Ancestral State Reconstruction</text:span> (ASR; also called ancestral character reconstruction, character estimation, or character mapping) is a core topic in phylogenetics (<text:span text:style-name="T2">Joy2016AncRec?</text:span>).</text:p>
<text:p text:style-name="Text_20_body">The goal is, given an estimate of a phylogeny <draw:frame draw:style-name="fr1" text:anchor-type="as-char"><draw:object xlink:href="Formula-114/" xlink:type="simple" xlink:show="embed" xlink:actuate="onLoad"/></draw:frame> and trait values <draw:frame draw:style-name="fr1" text:anchor-type="as-char"><draw:object xlink:href="Formula-116/" xlink:type="simple" xlink:show="embed" xlink:actuate="onLoad"/></draw:frame> for each extant species in the phylogeny <draw:frame draw:style-name="fr1" text:anchor-type="as-char"><draw:object xlink:href="Formula-118/" xlink:type="simple" xlink:show="embed" xlink:actuate="onLoad"/></draw:frame>, to estimate the value of that trait at some historical point in the phylogeny (typically at the node representing the MRCA of a clade of interest).</text:p>
<text:p text:style-name="Text_20_body">To do this, one assumes a statistical model of evolution (and often tries to infer the best among a set of candidate models). Depending on whether the trait of interest is discrete or continuous, the models are typically discrete-space Markov chains (where the transition matrix is a target of inference) or, in the continuous setting, either Brownian Motion or an Ornstein-Uhlenbeck (OU) process, where the former is used for neutral evolution and the latter is used when there is hypothesized selection on the trait.</text:p>
<text:p text:style-name="Text_20_body">The methodology used to fit models has followed the historical progression from maximum parsimony models (a naive approach that favors as few evolutionary changes as possible in discrete traits) to maximum likelihood estimation. Modern methods revolve on using Bayesian methods, which has the direct benefit of including uncertainty estimates in infered ancestral states.</text:p>
<text:h text:style-name="Heading_20_2" text:outline-level="2"><text:bookmark-start text:name="phylogenetic-transfer-learning"/>Phylogenetic Transfer Learning<text:bookmark-end text:name="phylogenetic-transfer-learning"/></text:h>
<text:p text:style-name="First_20_paragraph">The core insight of Phylogenetic Transfer Learning (PTL) is to take the the model of evolution and ancestral state infered via ASR, and simulate the parameterized evolutionary model forward from the ancestral node to get an estimate of extant trait values (with uncertainty) for species without trait observations <draw:frame draw:style-name="fr1" text:anchor-type="as-char"><draw:object xlink:href="Formula-120/" xlink:type="simple" xlink:show="embed" xlink:actuate="onLoad"/></draw:frame>.</text:p>
<text:p text:style-name="Text_20_body">The <text:span text:style-name="T1">transfer learning</text:span> component in particular comes from the first use of this methods to inpute latent representations of species (<text:span text:style-name="T2">Strydom2022FooWeb?</text:span>; <text:span text:style-name="T2">Strydom2022GraEmb?</text:span>)</text:p>
<text:h text:style-name="Heading_20_1" text:outline-level="1"><text:bookmark-start text:name="substance-of-the-paper"/>Substance of the paper<text:bookmark-end text:name="substance-of-the-paper"/></text:h>
<text:list text:style-name="L1">
  <text:list-item>
    <text:p text:style-name="P5">Simulated phylogenies</text:p>
    <text:list text:style-name="L2">
      <text:list-item>
        <text:p text:style-name="P6">Various properties of radiation</text:p>
      </text:list-item>
    </text:list>
  </text:list-item>
  <text:list-item>
    <text:p text:style-name="P5">Real data</text:p>
  </text:list-item>
</text:list>
<text:p text:style-name="First_20_paragraph">Relevant questions: - What phylogenetic scales can PTL give robust predictions - There is a clear upper limit (if the MRCA for set of species is too long ago, there will be massive variance in predicted state at the tip) - There is also a lower limit (if there is HZT and the phylogeny is not a reliable proxy for how traits are evolving) - Robustness to noise is trait measurements? - How does this very w/ amount and different types of selection</text:p>
<text:h text:style-name="Heading_20_1" text:outline-level="1"><text:bookmark-start text:name="possible-applications"/>Possible Applications<text:bookmark-end text:name="possible-applications"/></text:h>
<text:list text:style-name="L3">
  <text:list-item>
    <text:p text:style-name="P7">SDMs: mechanistic niche predictions on subsets of species</text:p>
  </text:list-item>
  <text:list-item>
    <text:p text:style-name="P7">Connectivity (<text:span text:style-name="T2">Catchen2023ImpEc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hylogenetic Transfer Learning</dc:title>
    <dc:description/>
    <dc:subject/>
    <meta:keyword>ancestral state resconstruction, transfer learning, predictive ecology</meta:keyword>
    <meta:initial-creator/>
    <dc:creator/>
    <meta:creation-date>2023-05-06T15:38:26Z</meta:creation-date>
    <dc:date>2023-05-06T15:38:2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Catchen_2023_phylogenetic_transfer</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tyle mathvariant="script">
    <mi>𝒫</mi>
  </mstyle>
</math>
</file>

<file path=Formula-116/content.xml><?xml version="1.0" encoding="utf-8"?>
<math xmlns="http://www.w3.org/1998/Math/MathML" display="inline">
  <msub>
    <mi>T</mi>
    <mi>i</mi>
  </msub>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sub>
    <mi>T</mi>
    <mi>i</mi>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